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left" draw:textarea-vertical-align="bottom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right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end="" draw:marker-end-width="0.5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solid" draw:fill-color="#b3b3b3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1" fo:font-size="22pt" fo:font-style="normal" fo:font-weight="normal" style:font-size-asian="20pt" style:font-size-complex="20pt"/>
    </style:style>
    <style:style style:name="P2" style:family="paragraph">
      <style:paragraph-properties fo:text-align="center"/>
      <style:text-properties style:font-name="Comic Sans MS1" fo:font-size="22pt" fo:font-style="normal" fo:font-weight="normal"/>
    </style:style>
    <style:style style:name="P3" style:family="paragraph">
      <style:text-properties style:font-name="Comic Sans MS1" fo:font-size="22pt" fo:font-style="normal" fo:font-weight="normal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style:font-name="Comic Sans MS1" fo:font-size="22pt" fo:font-style="normal" fo:font-weight="normal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6" draw:id="id6" draw:layer="layout" svg:width="1.612cm" svg:height="2cm" svg:x="22.088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712cm" svg:height="1.2cm" svg:x="17.388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712cm" svg:height="1.2cm" svg:x="7.68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712cm" svg:height="1.9cm" svg:x="8.488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.1cm" svg:y1="14.6cm" svg:x2="26.4cm" svg:y2="14.6cm">
          <text:p/>
        </draw:line>
        <draw:frame draw:style-name="gr3" draw:text-style-name="P3" draw:layer="layout" svg:width="3.144cm" svg:height="1.331cm" svg:x="1.002cm" svg:y="12.9cm">
          <draw:text-box>
            <text:p><text:span text:style-name="T1">Haskell</text:span></text:p>
          </draw:text-box>
        </draw:frame>
        <draw:frame draw:style-name="gr3" draw:text-style-name="P3" draw:layer="layout" svg:width="4.261cm" svg:height="1.331cm" svg:x="1cm" svg:y="14.863cm">
          <draw:text-box>
            <text:p><text:span text:style-name="T1">C language</text:span></text:p>
          </draw:text-box>
        </draw:frame>
        <draw:custom-shape draw:style-name="gr4" draw:text-style-name="P1" draw:layer="layout" svg:width="10.3cm" svg:height="4.2cm" svg:x="2.4cm" svg:y="1.1cm">
          <text:p text:style-name="P4"><text:span text:style-name="T1">functionA(gc, x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7.2cm" svg:height="2.9cm" svg:x="13.2cm" svg:y="1.1cm">
          <text:p text:style-name="P4"><text:span text:style-name="T1">functionB(gc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1.4cm" svg:height="5.3cm" svg:x="4.8cm" svg:y="8.9cm">
          <text:p text:style-name="P4"><text:span text:style-name="T1">jhc</text:span></text:p>
          <text:p text:style-name="P4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.4cm" svg:height="1.3cm" svg:x="11.9cm" svg:y="9.4cm">
          <text:p text:style-name="P4"><text:span text:style-name="T1">saved_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7.9cm" svg:height="2.5cm" svg:x="7.6cm" svg:y="15.6cm">
          <text:p text:style-name="P4"><text:span text:style-name="T1">function_c(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6.9cm" svg:height="2.9cm" svg:x="2.1cm" svg:y="3.5cm">
          <text:p text:style-name="P4"><text:span text:style-name="T1">Call</text:span></text:p>
          <text:p text:style-name="P4"><text:span text:style-name="T1">function_c(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5.55cm" svg:y1="6.4cm" svg:x2="9.344cm" svg:y2="15.6cm" draw:start-shape="id1" draw:start-glue-point="2" draw:end-shape="id2" draw:end-glue-point="0" svg:d="M5550 6400c0 6939 3794 2339 3794 9200" svg:viewBox="0 0 3795 9201">
          <text:p/>
        </draw:connector>
        <draw:connector draw:style-name="gr7" draw:text-style-name="P1" draw:layer="layout" draw:type="curve" svg:x1="8.544cm" svg:y1="2.8cm" svg:x2="11.9cm" svg:y2="10.05cm" draw:start-shape="id3" draw:start-glue-point="2" draw:end-shape="id4" draw:end-glue-point="3" svg:d="M8544 2800c0 4834 1118 7250 3356 7250" svg:viewBox="0 0 3357 7251">
          <text:p/>
        </draw:connector>
        <draw:connector draw:style-name="gr7" draw:text-style-name="P1" draw:layer="layout" draw:type="curve" svg:x1="22.9cm" svg:y1="15cm" svg:x2="22.894cm" svg:y2="7.5cm" draw:start-shape="id5" draw:start-glue-point="0" draw:end-shape="id6" draw:end-glue-point="2" svg:d="M22900 15000c0-5661-6-1911-6-7500" svg:viewBox="0 0 7 7501">
          <text:p/>
        </draw:connector>
        <draw:custom-shape draw:style-name="gr6" draw:text-style-name="P1" xml:id="id5" draw:id="id5" draw:layer="layout" svg:width="5.8cm" svg:height="2.7cm" svg:x="20cm" svg:y="15cm">
          <text:p text:style-name="P4"><text:span text:style-name="T1">Call</text:span></text:p>
          <text:p text:style-name="P4"><text:span text:style-name="T1">functionB(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3.2cm" svg:height="2.4cm" svg:x="18.9cm" svg:y="11.4cm">
          <text:p text:style-name="P4"><text:span text:style-name="T1">GC</text:span></text:p>
          <text:p text:style-name="P4"><text:span text:style-name="T1">he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2.894cm" svg:y1="5.5cm" svg:x2="20.4cm" svg:y2="2.55cm" draw:start-shape="id6" draw:start-glue-point="0" draw:end-shape="id7" draw:end-glue-point="1" svg:d="M22894 5500c0-1967-831-2950-2494-2950" svg:viewBox="0 0 2495 2951">
          <text:p/>
        </draw:connector>
        <draw:frame draw:style-name="gr8" draw:text-style-name="P3" draw:layer="layout" svg:width="2.177cm" svg:height="1.431cm" svg:x="9.5cm" svg:y="7.4cm">
          <draw:text-box>
            <text:p><text:span text:style-name="T1">save</text:span></text:p>
          </draw:text-box>
        </draw:frame>
        <draw:frame draw:style-name="gr8" draw:text-style-name="P3" draw:layer="layout" svg:width="3.341cm" svg:height="1.431cm" svg:x="13.882cm" svg:y="7.4cm">
          <draw:text-box>
            <text:p><text:span text:style-name="T1">restore</text:span></text:p>
          </draw:text-box>
        </draw:frame>
        <draw:custom-shape draw:style-name="gr9" draw:text-style-name="P1" draw:layer="layout" svg:width="8.8cm" svg:height="2cm" svg:x="17.3cm" svg:y="5.5cm">
          <text:p text:style-name="P4"><text:span text:style-name="T1">wrapFunctionB(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6.3cm" svg:y1="10.05cm" svg:x2="18.244cm" svg:y2="2.7cm" draw:start-shape="id4" draw:start-glue-point="1" draw:end-shape="id8" draw:end-glue-point="2" svg:d="M16300 10050c1296 0 1944-2450 1944-7350" svg:viewBox="0 0 1945 7351">
          <text:p/>
        </draw:connector>
        <draw:connector draw:style-name="gr10" draw:text-style-name="P1" draw:layer="layout" draw:type="curve" svg:x1="20.5cm" svg:y1="11.4cm" svg:x2="20.5cm" svg:y2="10.7cm" draw:start-shape="id9" draw:start-glue-point="0" draw:end-shape="id10" draw:end-glue-point="2" svg:d="M20500 11400v-700" svg:viewBox="0 0 1 701">
          <text:p/>
        </draw:connector>
        <draw:custom-shape draw:style-name="gr6" draw:text-style-name="P1" xml:id="id10" draw:id="id10" draw:layer="layout" svg:width="3.2cm" svg:height="1.3cm" svg:x="18.9cm" svg:y="9.4cm">
          <text:p text:style-name="P4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3.2cm" svg:height="2.4cm" svg:x="12.5cm" svg:y="11.4cm">
          <text:p text:style-name="P4"><text:span text:style-name="T1">GC</text:span></text:p>
          <text:p text:style-name="P4"><text:span text:style-name="T1">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14.1cm" svg:y1="11.4cm" svg:x2="14.1cm" svg:y2="10.7cm" draw:start-shape="id11" draw:start-glue-point="0" draw:end-shape="id4" draw:end-glue-point="2" svg:d="M14100 11400v-700" svg:viewBox="0 0 1 701">
          <text:p/>
        </draw:connector>
        <draw:custom-shape draw:style-name="gr11" draw:text-style-name="P4" draw:layer="layout" svg:width="13.3cm" svg:height="4.8cm" svg:x="9.2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816cm" svg:height="1.431cm" svg:x="9.484cm" svg:y="12.1cm">
          <draw:text-box>
            <text:p><text:span text:style-name="T1">Glob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5cm" fo:page-height="1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4-19T19:44:45.395589370</meta:creation-date>
    <dc:date>2014-07-23T20:32:26.634285399</dc:date>
    <dc:creator>Okabe Kiwamu</dc:creator>
    <meta:editing-duration>PT30M16S</meta:editing-duration>
    <meta:editing-cycles>80</meta:editing-cycles>
    <meta:generator>LibreOffice/4.2.5.2$Linux_X86_64 LibreOffice_project/420m0$Build-2</meta:generator>
    <meta:document-statistic meta:object-count="29"/>
  </office:meta>
</office:document-meta>
</file>